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able_20_Contents">
      <style:text-properties officeooo:rsid="000cf989" officeooo:paragraph-rsid="001009f9"/>
    </style:style>
    <style:style style:name="P7" style:family="paragraph" style:parent-style-name="Table_20_Contents">
      <style:text-properties fo:color="#000000" style:font-name-asian="Times New Roman1" style:font-name-complex="Times New Roman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officeooo:paragraph-rsid="0017a4d5"/>
    </style:style>
    <style:style style:name="P11" style:family="paragraph" style:parent-style-name="Standard" style:list-style-name="L1">
      <style:text-properties officeooo:rsid="000e27c0" officeooo:paragraph-rsid="00240464"/>
    </style:style>
    <style:style style:name="P12" style:family="paragraph" style:parent-style-name="Table_20_Contents">
      <style:text-properties officeooo:rsid="0029e7bd" officeooo:paragraph-rsid="0029e7bd"/>
    </style:style>
    <style:style style:name="P13" style:family="paragraph" style:parent-style-name="Table_20_Contents">
      <style:text-properties officeooo:rsid="002a9ca9" officeooo:paragraph-rsid="002a9ca9"/>
    </style:style>
    <style:style style:name="P14" style:family="paragraph" style:parent-style-name="Table_20_Contents">
      <style:text-properties fo:color="#000000" officeooo:rsid="001c5b3b" style:font-name-asian="Times New Roman1" style:font-name-complex="Times New Roman1"/>
    </style:style>
    <style:style style:name="P15" style:family="paragraph" style:parent-style-name="Table_20_Contents">
      <style:text-properties fo:color="#000000" officeooo:rsid="001c5b3b" officeooo:paragraph-rsid="0032ca2c" style:font-name-asian="Times New Roman1" style:font-name-complex="Times New Roman1"/>
    </style:style>
    <style:style style:name="P16" style:family="paragraph" style:parent-style-name="Azione_20_attore">
      <style:text-properties officeooo:paragraph-rsid="00364f91"/>
    </style:style>
    <style:style style:name="P17" style:family="paragraph" style:parent-style-name="Azione_20_sistema">
      <style:text-properties officeooo:paragraph-rsid="00364f91"/>
    </style:style>
    <style:style style:name="P18" style:family="paragraph" style:parent-style-name="Azione_20_sistema" style:list-style-name="">
      <style:text-properties officeooo:paragraph-rsid="00364f91"/>
    </style:style>
    <style:style style:name="T1" style:family="text">
      <style:text-properties officeooo:rsid="000ad213"/>
    </style:style>
    <style:style style:name="T2" style:family="text">
      <style:text-properties officeooo:rsid="00185656"/>
    </style:style>
    <style:style style:name="T3" style:family="text">
      <style:text-properties officeooo:rsid="001c5b3b"/>
    </style:style>
    <style:style style:name="T4" style:family="text">
      <style:text-properties officeooo:rsid="001ddbfc"/>
    </style:style>
    <style:style style:name="T5" style:family="text">
      <style:text-properties fo:font-style="normal" officeooo:rsid="002da022" style:font-style-asian="normal" style:font-style-complex="normal"/>
    </style:style>
    <style:style style:name="T6" style:family="text">
      <style:text-properties officeooo:rsid="0010332d"/>
    </style:style>
    <style:style style:name="T7" style:family="text">
      <style:text-properties fo:font-weight="normal" officeooo:rsid="002f8394" style:font-weight-asian="normal" style:font-weight-complex="normal"/>
    </style:style>
    <style:style style:name="T8" style:family="text">
      <style:text-properties fo:font-weight="normal" officeooo:rsid="0037172b" style:font-weight-asian="normal" style:font-weight-complex="normal"/>
    </style:style>
    <style:style style:name="T9" style:family="text">
      <style:text-properties officeooo:rsid="0020edd4"/>
    </style:style>
    <style:style style:name="T10" style:family="text">
      <style:text-properties officeooo:rsid="00222553"/>
    </style:style>
    <style:style style:name="T11" style:family="text">
      <style:text-properties officeooo:rsid="0026163c"/>
    </style:style>
    <style:style style:name="T12" style:family="text">
      <style:text-properties officeooo:rsid="002832bc"/>
    </style:style>
    <style:style style:name="T13" style:family="text">
      <style:text-properties officeooo:rsid="002a9ca9"/>
    </style:style>
    <style:style style:name="T14" style:family="text">
      <style:text-properties officeooo:rsid="002da022"/>
    </style:style>
    <style:style style:name="T15" style:family="text">
      <style:text-properties fo:color="#000000" style:font-name-asian="Times New Roman1" style:font-name-complex="Times New Roman1"/>
    </style:style>
    <style:style style:name="T16" style:family="text">
      <style:text-properties fo:color="#000000" officeooo:rsid="002c2da4" style:font-name-asian="Times New Roman1" style:font-name-complex="Times New Roman1"/>
    </style:style>
    <style:style style:name="T17" style:family="text">
      <style:text-properties fo:color="#000000" officeooo:rsid="00343254" style:font-name-asian="Times New Roman1" style:font-name-complex="Times New Roman1"/>
    </style:style>
    <style:style style:name="T18" style:family="text">
      <style:text-properties fo:color="#000000" officeooo:rsid="00364f91" style:font-name-asian="Times New Roman1" style:font-name-complex="Times New Roman1"/>
    </style:style>
    <style:style style:name="T19" style:family="text">
      <style:text-properties officeooo:rsid="0032ca2c"/>
    </style:style>
    <style:style style:name="T20" style:family="text">
      <style:text-properties officeooo:rsid="00364f91"/>
    </style:style>
    <style:style style:name="T21" style:family="text">
      <style:text-properties officeooo:rsid="0036fa9f"/>
    </style:style>
    <style:style style:name="T22" style:family="text">
      <style:text-properties officeooo:rsid="0037586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2">Inserimento not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3">Responsabile formazion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4">L'utente accede al sistema e viene riconosciuto come <text:span text:style-name="T13">Responsabile formazione.</text:span></text:p>
            <text:p text:style-name="P15"><text:span text:style-name="T19">Il responsabile formazione è nella pagina di inserimento della nota.</text:span></text:p>
          </table:table-cell>
        </table:table-row>
        <table:table-row table:style-name="Tabella33.5">
          <table:table-cell table:style-name="Tabella33.A2" office:value-type="string">
            <text:p text:style-name="P1">Fluss<text:span text:style-name="T4">o di eventi</text:span></text:p>
          </table:table-cell>
          <table:table-cell table:style-name="Tabella33.B2" office:value-type="string">
            <text:list xml:id="list38513815" text:style-name="Numerazione_20_UC">
              <text:list-item>
                <text:p text:style-name="P16"><text:span text:style-name="T20">Il responsabile formazione inserisce il titolo della nota e una decrizione</text:span></text:p>
              </text:list-item>
            </text:list>
            <text:p text:style-name="P18"><text:span text:style-name="T20"/></text:p>
            <text:list xml:id="list38587300" text:continue-numbering="true" text:style-name="Numerazione_20_UC">
              <text:list-item>
                <text:p text:style-name="P16"><text:span text:style-name="T20">Il responsabile formazione sottomette la nota</text:span></text:p>
              </text:list-item>
            </text:list>
            <text:p text:style-name="P18"><text:span text:style-name="T20"/></text:p>
            <text:list xml:id="list38571557" text:continue-numbering="true" text:style-name="Numerazione_20_UC">
              <text:list-item>
                <text:p text:style-name="P17"><text:span text:style-name="T20">Il sistema mostra un messaggio di avvenuto inserimento della not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14">Il responsabile formazione</text:span><text:span text:style-name="T3"> ha </text:span><text:span text:style-name="T21">inserito la nota </text:span><text:span text:style-name="T3">correttamente, ha confermato l' operazione e il sistema ha aggiornato </text:span><text:span text:style-name="T8">i dati.</text:span></text:p>
            <text:p text:style-name="P10"><text:span text:style-name="T5">Il responsabile formazione</text:span><text:span text:style-name="T6"> </text:span>ha annullato l' operazione e il sistema non ha aggiornato <text:span text:style-name="T22">i dati</text:span><text:span text:style-name="T10">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8523913" text:style-name="L1">
              <text:list-item>
                <text:p text:style-name="P11">Nel caso di un errore <text:span text:style-name="T11">utente</text:span>, il sistema mostra all<text:span text:style-name="T11">'utente</text:span>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<text:span text:style-name="T4">a modifica </text:span>dell'attività deve richidere un tempo di memorizzazione minore di 2 secondi</text:p>
          </table:table-cell>
        </table:table-row>
      </table:table>
      <text:p text:style-name="P9"/>
      <text:p text:style-name="P4"><text:span text:style-name="T2">UC_H_</text:span><text:span text:style-name="T12">80</text:span><text:span text:style-name="T2">_</text:span><text:span text:style-name="T12">Inserimento_no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2M7S</meta:editing-duration>
    <meta:editing-cycles>51</meta:editing-cycles>
    <meta:generator>LibreOffice/3.6$Windows_x86 LibreOffice_project/da8c1e6-fd468f4-454e206-f42a4a9-143cfd</meta:generator>
    <dc:date>2012-11-23T18:43:36.13</dc:date>
    <meta:document-statistic meta:table-count="1" meta:image-count="0" meta:object-count="0" meta:page-count="1" meta:paragraph-count="21" meta:word-count="141" meta:character-count="945" meta:non-whitespace-character-count="829"/>
  </office:meta>
</office:document-meta>
</file>